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9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mme de ter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Saucisses veggie Tartex (1 = 40g)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Tranches Veggie Tartex (1u = 1 tranch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Ma p'tite V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Toastinette VQR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la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x rais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vienn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 Choca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 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Barre céréale 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eeri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capic ou duo ou pépi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hok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ookie cr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Cr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Golden Grah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L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éréales</text:p>
          </table:table-cell>
          <table:table-cell office:value-type="string" calcext:value-type="string">
            <text:p>Nesqu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urpr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Schokob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la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B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Ping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De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Ma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nder Choco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Kit Kat Ball (1u = 1 sach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Lion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(1u = 1 carré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Milka lait noisettes (1u = 1 carré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Chocolats</text:p>
          </table:table-cell>
          <table:table-cell office:value-type="string" calcext:value-type="string">
            <text:p>Nuts m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abricot/fraise/frambo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rquette Lu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hamonix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Coqueline Lu 3 chatons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igolu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Fruitolu Lu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Cac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aufrette Lu Brun vani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Lu Lait/chocolat c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Granola extra cookies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Hello Kitty Lu fraise/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choco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Lulu l'ourson mini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kado Lu (tou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chocolat/van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Mini BN gouter frai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Napolitain classic individuel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Oreo Clas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ille d'or L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almito 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épito Lu chocolat lait/no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brun extra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s cœurs Lu chocol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choco Lu lait/noir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etit écolier Lu choco bl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orange/po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im's Lu Mousse chocol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l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choco'bar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ince Lu Petit déj céréales ± cho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'tit Prince Lu chocol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Prosper Lu Nature (1u = 1 tranch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Balisto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Shoks L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Gâteaux secs</text:p>
          </table:table-cell>
          <table:table-cell office:value-type="string" calcext:value-type="string">
            <text:p>Tuiles amandes Lu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original / bacon / from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Biscuits salés</text:p>
          </table:table-cell>
          <table:table-cell office:value-type="string" calcext:value-type="string">
            <text:p>Tuc Sésame / crème oignon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9:44:03.68327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09-26T19:45:40.672771134</dc:date>
    <meta:editing-duration>PT5H53M43S</meta:editing-duration>
    <meta:editing-cycles>14</meta:editing-cycles>
    <meta:generator>LibreOffice/4.4.2.2$Linux_X86_64 LibreOffice_project/40m0$Build-2</meta:generator>
    <meta:document-statistic meta:table-count="1" meta:cell-count="388" meta:object-count="0"/>
  </office:meta>
</office:document-meta>
</file>